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4.51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522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42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42cm" fo:break-before="page" style:use-optimal-row-height="true"/>
    </style:style>
    <style:style style:name="ro6" style:family="table-row">
      <style:table-row-properties style:row-height="0.8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/>
    <style:style style:name="ce4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style:vertical-align="automatic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font-name="Liberation Serif" fo:font-style="italic" style:font-style-asian="italic" style:font-style-complex="italic"/>
    </style:style>
    <style:style style:name="ce10" style:family="table-cell" style:parent-style-name="Defaul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8f8f8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7f7f7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6f6f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0</text:p>
          </table:table-cell>
          <table:table-cell table:style-name="ce1" office:value-type="float" office:value="9.80665" calcext:value-type="float">
            <text:p>9.8066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-radius</text:p>
          </table:table-cell>
          <table:table-cell table:style-name="ce44" office:value-type="float" office:value="6378137" calcext:value-type="float">
            <text:p>637813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-c</text:p>
          </table:table-cell>
          <table:table-cell table:formula="of:=[.B1] * [.B2]*[.B2]" office:value-type="float" office:value="398940715789615" calcext:value-type="float">
            <text:p>39894071578961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Center (oop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</text:p>
          </table:table-cell>
          <table:table-cell table:formula="of:=[.B4]/([.B2]*[.B2])" office:value-type="float" office:value="9.80665" calcext:value-type="float">
            <text:p>9.8066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</text:p>
          </table:table-cell>
          <table:table-cell table:formula="of:=[.B2]+[.B7]" office:value-type="float" office:value="6380337" calcext:value-type="float">
            <text:p>638033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G-mexico</text:p>
          </table:table-cell>
          <table:table-cell table:formula="of:=[.B4]/([.D7]*[.D7])" office:value-type="float" office:value="9.79988831627305" calcext:value-type="float">
            <text:p>9.79988831627305</text:p>
          </table:table-cell>
          <table:table-cell table:formula="of:=[.B8]/[.B1]" office:value-type="float" office:value="0.99931050014766" calcext:value-type="float">
            <text:p>0.99931050014766</text:p>
          </table:table-cell>
          <table:table-cell table:style-name="ce45" table:formula="of:= 1-[.C8]" office:value-type="float" office:value="0.000689499852340014" calcext:value-type="float">
            <text:p>0.000689499852340014</text:p>
          </table:table-cell>
          <table:table-cell table:style-name="ce45" table:formula="of:=([.B1]-[.B8])/[.B1]" office:value-type="float" office:value="0.000689499852339967" calcext:value-type="float">
            <text:p>0.000689499852339967</text:p>
          </table:table-cell>
          <table:table-cell office:value-type="string" calcext:value-type="string">
            <text:p>Gravity on Mexico Mountains at Earth</text:p>
          </table:table-cell>
        </table:table-row>
      </table:table>
      <table:table table:name="Tabelle2" table:style-name="ta1">
        <table:table-column table:style-name="co3" table:default-cell-style-name="ce49"/>
        <table:table-column table:style-name="co4" table:default-cell-style-name="ce54"/>
        <table:table-column table:style-name="co1" table:default-cell-style-name="ce59"/>
        <table:table-column table:style-name="co5" table:default-cell-style-name="ce54"/>
        <table:table-column table:style-name="co1" table:default-cell-style-name="ce59"/>
        <table:table-column table:style-name="co1" table:default-cell-style-name="ce54"/>
        <table:table-column table:style-name="co1" table:default-cell-style-name="ce59"/>
        <table:table-column table:style-name="co1" table:default-cell-style-name="ce54"/>
        <table:table-column table:style-name="co1" table:default-cell-style-name="ce59"/>
        <table:table-column table:style-name="co1" table:default-cell-style-name="ce54"/>
        <table:table-column table:style-name="co1" table:default-cell-style-name="ce59"/>
        <table:table-row table:style-name="ro3">
          <table:table-cell table:style-name="ce46" office:value-type="string" calcext:value-type="string">
            <text:p><text:a xlink:href="https://nssdc.gsfc.nasa.gov/planetary/factsheet/" xlink:type="simple">Planetary Fact Sheet – Metric</text:a></text:p>
          </table:table-cell>
          <table:table-cell table:style-name="ce53"/>
          <table:table-cell table:style-name="ce58"/>
          <table:table-cell table:style-name="ce53"/>
          <table:table-cell table:style-name="ce58"/>
          <table:table-cell table:style-name="ce53"/>
          <table:table-cell table:style-name="ce58"/>
          <table:table-cell table:style-name="ce53"/>
          <table:table-cell table:style-name="ce58"/>
          <table:table-cell table:style-name="ce53"/>
          <table:table-cell table:style-name="ce58"/>
        </table:table-row>
        <table:table-row table:style-name="ro1">
          <table:table-cell table:style-name="ce47"/>
          <table:table-cell table:style-name="ce53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58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53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58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53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58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53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58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53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58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1">
          <table:table-cell table:style-name="ce48" office:value-type="string" calcext:value-type="string">
            <text:p><text:a xlink:href="https://nssdc.gsfc.nasa.gov/planetary/factsheet/planetfact_notes.html#mass" xlink:type="simple">Mass</text:a> (10<text:span text:style-name="T1">24 </text:span>kg)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9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42" calcext:value-type="float">
            <text:p>0.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86.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130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diam" xlink:type="simple">Diameter</text:a> (km)</text:p>
          </table:table-cell>
          <table:table-cell office:value-type="float" office:value="4879" calcext:value-type="float">
            <text:p>4879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756" calcext:value-type="float">
            <text:p>12.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.984" calcext:value-type="float">
            <text:p>142.984</text:p>
          </table:table-cell>
          <table:table-cell office:value-type="float" office:value="120.536" calcext:value-type="float">
            <text:p>120.536</text:p>
          </table:table-cell>
          <table:table-cell office:value-type="float" office:value="51.118" calcext:value-type="float">
            <text:p>51.118</text:p>
          </table:table-cell>
          <table:table-cell office:value-type="float" office:value="49.528" calcext:value-type="float">
            <text:p>49.528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dens" xlink:type="simple">Density</text:a> (kg/m<text:span text:style-name="T1">3</text:span>)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grav" xlink:type="simple">Gravity</text:a> (m/s<text:span text:style-name="T1">2</text:span>)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escv" xlink:type="simple">Escape Velocity</text:a> (km/s)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rotp" xlink:type="simple">Rotation Period</text:a> (hours)</text:p>
          </table:table-cell>
          <table:table-cell office:value-type="string" calcext:value-type="string">
            <text:p>1407.6</text:p>
          </table:table-cell>
          <table:table-cell office:value-type="string" calcext:value-type="string">
            <text:p>-5832.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655.7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-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-153.3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leng" xlink:type="simple">Length of Day</text:a> (hours)</text:p>
          </table:table-cell>
          <table:table-cell office:value-type="string" calcext:value-type="string">
            <text:p>4222.6</text:p>
          </table:table-cell>
          <table:table-cell office:value-type="string" calcext:value-type="string">
            <text:p>280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08.7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53.3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dist" xlink:type="simple">Distance from Sun</text:a> (10<text:span text:style-name="T1">6</text:span> km)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108.2</text:p>
          </table:table-cell>
          <table:table-cell office:value-type="string" calcext:value-type="string">
            <text:p>149.6</text:p>
          </table:table-cell>
          <table:table-cell office:value-type="string" calcext:value-type="string">
            <text:p>0.384*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778.5</text:p>
          </table:table-cell>
          <table:table-cell office:value-type="string" calcext:value-type="string">
            <text:p>1432.0</text:p>
          </table:table-cell>
          <table:table-cell office:value-type="string" calcext:value-type="string">
            <text:p>2867.0</text:p>
          </table:table-cell>
          <table:table-cell office:value-type="string" calcext:value-type="string">
            <text:p>4515.0</text:p>
          </table:table-cell>
          <table:table-cell office:value-type="string" calcext:value-type="string">
            <text:p>5906.4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peri" xlink:type="simple">Perihelion</text:a> (10<text:span text:style-name="T1">6</text:span> km)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07.5</text:p>
          </table:table-cell>
          <table:table-cell office:value-type="string" calcext:value-type="string">
            <text:p>147.1</text:p>
          </table:table-cell>
          <table:table-cell office:value-type="string" calcext:value-type="string">
            <text:p>0.363*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740.6</text:p>
          </table:table-cell>
          <table:table-cell office:value-type="string" calcext:value-type="string">
            <text:p>1357.6</text:p>
          </table:table-cell>
          <table:table-cell office:value-type="string" calcext:value-type="string">
            <text:p>2732.7</text:p>
          </table:table-cell>
          <table:table-cell office:value-type="string" calcext:value-type="string">
            <text:p>4471.1</text:p>
          </table:table-cell>
          <table:table-cell office:value-type="string" calcext:value-type="string">
            <text:p>4436.8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peri" xlink:type="simple">Aphelion</text:a> (10<text:span text:style-name="T1">6</text:span> km)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0.406*</text:p>
          </table:table-cell>
          <table:table-cell office:value-type="string" calcext:value-type="string">
            <text:p>249.3</text:p>
          </table:table-cell>
          <table:table-cell office:value-type="string" calcext:value-type="string">
            <text:p>816.4</text:p>
          </table:table-cell>
          <table:table-cell office:value-type="string" calcext:value-type="string">
            <text:p>1506.5</text:p>
          </table:table-cell>
          <table:table-cell office:value-type="string" calcext:value-type="string">
            <text:p>3001.4</text:p>
          </table:table-cell>
          <table:table-cell office:value-type="string" calcext:value-type="string">
            <text:p>4558.9</text:p>
          </table:table-cell>
          <table:table-cell office:value-type="string" calcext:value-type="string">
            <text:p>7375.9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p" xlink:type="simple">Orbital Period</text:a> (days)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24.7</text:p>
          </table:table-cell>
          <table:table-cell office:value-type="string" calcext:value-type="string">
            <text:p>365.2</text:p>
          </table:table-cell>
          <table:table-cell office:value-type="string" calcext:value-type="string">
            <text:p>27.3*</text:p>
          </table:table-cell>
          <table:table-cell office:value-type="string" calcext:value-type="string">
            <text:p>687.0</text:p>
          </table:table-cell>
          <table:table-cell office:value-type="float" office:value="4331" calcext:value-type="float">
            <text:p>4331</text:p>
          </table:table-cell>
          <table:table-cell office:value-type="float" office:value="10.747" calcext:value-type="float">
            <text:p>10.747</text:p>
          </table:table-cell>
          <table:table-cell office:value-type="float" office:value="30.589" calcext:value-type="float">
            <text:p>30.589</text:p>
          </table:table-cell>
          <table:table-cell office:value-type="float" office:value="59.8" calcext:value-type="float">
            <text:p>59.8</text:p>
          </table:table-cell>
          <table:table-cell office:value-type="float" office:value="90.56" calcext:value-type="float">
            <text:p>90.56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v" xlink:type="simple">Orbital Velocity</text:a> (km/s)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.0*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i" xlink:type="simple">Orbital Inclination</text:a> (degrees)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.2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e" xlink:type="simple">Orbital Eccentricity</text:a>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o" xlink:type="simple">Obliquity to Orbit</text:a> (degrees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7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19.5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temp" xlink:type="simple">Mean Temperature</text:a> (C)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surp" xlink:type="simple">Surface Pressure</text:a> (bars)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4" office:value-type="string" calcext:value-type="string">
            <text:p>Unknown*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sats" xlink:type="simple">Number of Moon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ring" xlink:type="simple">Ring System?</text:a>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magf" xlink:type="simple">Global Magnetic Field?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50" office:value-type="string" calcext:value-type="string">
            <text:p> </text:p>
          </table:table-cell>
          <table:table-cell table:style-name="ce53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58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60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58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62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58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63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58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53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58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4">
          <table:table-cell table:style-name="ce46" office:value-type="string" calcext:value-type="string">
            <text:p><text:a xlink:href="https://ssd.jpl.nasa.gov/horizons/manual.html" xlink:type="simple">Horizon JPL</text:a>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Mass (10<text:span text:style-name="T1">24</text:span> kg)</text:p>
          </table:table-cell>
          <table:table-cell office:value-type="float" office:value="0.3302" calcext:value-type="float">
            <text:p>0.3302</text:p>
          </table:table-cell>
          <table:table-cell office:value-type="float" office:value="4.8685" calcext:value-type="float">
            <text:p>4.8685</text:p>
          </table:table-cell>
          <table:table-cell office:value-type="float" office:value="5.97219" calcext:value-type="float">
            <text:p>5.97219</text:p>
          </table:table-cell>
          <table:table-cell/>
          <table:table-cell office:value-type="float" office:value="0.64171" calcext:value-type="float">
            <text:p>0.64171</text:p>
          </table:table-cell>
          <table:table-cell office:value-type="float" office:value="1898.18722" calcext:value-type="float">
            <text:p>1898.18722</text:p>
          </table:table-cell>
          <table:table-cell office:value-type="float" office:value="568.34" calcext:value-type="float">
            <text:p>568.34</text:p>
          </table:table-cell>
          <table:table-cell office:value-type="float" office:value="86.813" calcext:value-type="float">
            <text:p>86.813</text:p>
          </table:table-cell>
          <table:table-cell office:value-type="float" office:value="102.409" calcext:value-type="float">
            <text:p>102.409</text:p>
          </table:table-cell>
          <table:table-cell office:value-type="float" office:value="0.01307" calcext:value-type="float">
            <text:p>0.01307</text:p>
          </table:table-cell>
        </table:table-row>
        <table:table-row table:style-name="ro2">
          <table:table-cell office:value-type="string" calcext:value-type="string">
            <text:p>Radius (km, Equatorial)</text:p>
          </table:table-cell>
          <table:table-cell office:value-type="float" office:value="2440.53" calcext:value-type="float">
            <text:p>2440.53</text:p>
          </table:table-cell>
          <table:table-cell table:style-name="ce20" office:value-type="float" office:value="6051.893" calcext:value-type="float">
            <text:p>6051.893</text:p>
          </table:table-cell>
          <table:table-cell office:value-type="float" office:value="6378.137" calcext:value-type="float">
            <text:p>6378.137</text:p>
          </table:table-cell>
          <table:table-cell table:style-name="ce20"/>
          <table:table-cell office:value-type="float" office:value="3396.19" calcext:value-type="float">
            <text:p>3396.19</text:p>
          </table:table-cell>
          <table:table-cell table:style-name="ce20" office:value-type="float" office:value="71492" calcext:value-type="float">
            <text:p>71492</text:p>
          </table:table-cell>
          <table:table-cell office:value-type="float" office:value="60268" calcext:value-type="float">
            <text:p>60268</text:p>
          </table:table-cell>
          <table:table-cell table:style-name="ce20" office:value-type="float" office:value="25559" calcext:value-type="float">
            <text:p>25559</text:p>
          </table:table-cell>
          <table:table-cell office:value-type="float" office:value="24766" calcext:value-type="float">
            <text:p>24766</text:p>
          </table:table-cell>
          <table:table-cell table:style-name="ce20" office:value-type="float" office:value="1188.3" calcext:value-type="float">
            <text:p>1188.3</text:p>
          </table:table-cell>
        </table:table-row>
        <table:table-row table:style-name="ro2">
          <table:table-cell office:value-type="string" calcext:value-type="string">
            <text:p>GM (km<text:span text:style-name="T1">3</text:span>/s<text:span text:style-name="T1">2</text:span>)</text:p>
          </table:table-cell>
          <table:table-cell table:style-name="ce13" office:value-type="float" office:value="22031.86855" calcext:value-type="float">
            <text:p>22031.86855</text:p>
          </table:table-cell>
          <table:table-cell table:style-name="ce56" office:value-type="float" office:value="324858.592" calcext:value-type="float">
            <text:p>324858.592</text:p>
          </table:table-cell>
          <table:table-cell table:style-name="ce13" office:value-type="float" office:value="398600.435436" calcext:value-type="float">
            <text:p>398600.435436</text:p>
          </table:table-cell>
          <table:table-cell table:style-name="ce56"/>
          <table:table-cell table:style-name="ce13" office:value-type="float" office:value="42828.375214" calcext:value-type="float">
            <text:p>42828.375214</text:p>
          </table:table-cell>
          <table:table-cell table:style-name="ce56" office:value-type="float" office:value="126686531.9" calcext:value-type="float">
            <text:p>126686531.9</text:p>
          </table:table-cell>
          <table:table-cell table:style-name="ce13" office:value-type="float" office:value="37931206.234" calcext:value-type="float">
            <text:p>37931206.234</text:p>
          </table:table-cell>
          <table:table-cell table:style-name="ce56" office:value-type="float" office:value="5793951.256" calcext:value-type="float">
            <text:p>5793951.256</text:p>
          </table:table-cell>
          <table:table-cell table:style-name="ce13" office:value-type="float" office:value="6835099.97" calcext:value-type="float">
            <text:p>6835099.97</text:p>
          </table:table-cell>
          <table:table-cell table:style-name="ce56" office:value-type="float" office:value="869.326" calcext:value-type="float">
            <text:p>869.326</text:p>
          </table:table-cell>
        </table:table-row>
        <table:table-row table:style-name="ro2">
          <table:table-cell table:style-name="ce52" office:value-type="string" calcext:value-type="string">
            <text:p>g (m/s2)</text:p>
          </table:table-cell>
          <table:table-cell table:style-name="ce14" table:formula="of:=([.B27]*1000)/([.B26]*[.B26])" office:value-type="float" office:value="3.69898892199781" calcext:value-type="float">
            <text:p>3.69898892199781</text:p>
          </table:table-cell>
          <table:table-cell table:style-name="ce57" table:formula="of:=([.C27]*1000)/([.C26]*[.C26])" office:value-type="float" office:value="8.86976014476123" calcext:value-type="float">
            <text:p>8.86976014476123</text:p>
          </table:table-cell>
          <table:table-cell table:style-name="ce14" table:formula="of:=([.D27]*1000)/([.D26]*[.D26])" office:value-type="float" office:value="9.79828532274922" calcext:value-type="float">
            <text:p>9.79828532274922</text:p>
          </table:table-cell>
          <table:table-cell table:style-name="ce57"/>
          <table:table-cell table:style-name="ce14" table:formula="of:=([.F27]*1000)/([.F26]*[.F26])" office:value-type="float" office:value="3.71319400893494" calcext:value-type="float">
            <text:p>3.71319400893494</text:p>
          </table:table-cell>
          <table:table-cell table:style-name="ce57" table:formula="of:=([.G27]*1000)/([.G26]*[.G26])" office:value-type="float" office:value="24.7865198478886" calcext:value-type="float">
            <text:p>24.7865198478886</text:p>
          </table:table-cell>
          <table:table-cell table:style-name="ce14" table:formula="of:=([.H27]*1000)/([.H26]*[.H26])" office:value-type="float" office:value="10.4429474967345" calcext:value-type="float">
            <text:p>10.4429474967345</text:p>
          </table:table-cell>
          <table:table-cell table:style-name="ce57" table:formula="of:=([.I27]*1000)/([.I26]*[.I26])" office:value-type="float" office:value="8.8692545868098" calcext:value-type="float">
            <text:p>8.8692545868098</text:p>
          </table:table-cell>
          <table:table-cell table:style-name="ce14" table:formula="of:=([.J27]*1000)/([.J26]*[.J26])" office:value-type="float" office:value="11.1437955002993" calcext:value-type="float">
            <text:p>11.1437955002993</text:p>
          </table:table-cell>
          <table:table-cell table:style-name="ce57" table:formula="of:=([.K27]*1000)/([.K26]*[.K26])" office:value-type="float" office:value="0.615645167100881" calcext:value-type="float">
            <text:p>0.615645167100881</text:p>
          </table:table-cell>
        </table:table-row>
        <table:table-row table:style-name="ro2">
          <table:table-cell table:style-name="ce10" office:value-type="string" calcext:value-type="string">
            <text:p>g (m/s2)</text:p>
          </table:table-cell>
          <table:table-cell table:style-name="ce13" office:value-type="float" office:value="3.701" calcext:value-type="float">
            <text:p>3.701</text:p>
          </table:table-cell>
          <table:table-cell table:style-name="ce56" office:value-type="float" office:value="8.87" calcext:value-type="float">
            <text:p>8.87</text:p>
          </table:table-cell>
          <table:table-cell table:style-name="ce13" office:value-type="float" office:value="9.82022" calcext:value-type="float">
            <text:p>9.82022</text:p>
          </table:table-cell>
          <table:table-cell table:style-name="ce56"/>
          <table:table-cell table:style-name="ce13" office:value-type="float" office:value="3.71" calcext:value-type="float">
            <text:p>3.71</text:p>
          </table:table-cell>
          <table:table-cell table:style-name="ce56" office:value-type="float" office:value="24.79" calcext:value-type="float">
            <text:p>24.79</text:p>
          </table:table-cell>
          <table:table-cell table:style-name="ce13" office:value-type="float" office:value="10.44" calcext:value-type="float">
            <text:p>10.44</text:p>
          </table:table-cell>
          <table:table-cell table:style-name="ce56" office:value-type="float" office:value="8.87" calcext:value-type="float">
            <text:p>8.87</text:p>
          </table:table-cell>
          <table:table-cell table:style-name="ce13" office:value-type="float" office:value="11.15" calcext:value-type="float">
            <text:p>11.15</text:p>
          </table:table-cell>
          <table:table-cell table:style-name="ce56" office:value-type="float" office:value="0.611" calcext:value-type="float">
            <text:p>0.611</text:p>
          </table:table-cell>
        </table:table-row>
        <table:table-row table:style-name="ro2">
          <table:table-cell table:style-name="ce10"/>
          <table:table-cell table:style-name="ce56"/>
          <table:table-cell table:style-name="Default" table:number-columns-repeated="9"/>
        </table:table-row>
        <table:table-row table:style-name="ro5">
          <table:table-cell table:style-name="ce46" office:value-type="string" calcext:value-type="string">
            <text:p><text:a xlink:href="https://nssdc.gsfc.nasa.gov/planetary/factsheet/sunfact.html" xlink:type="simple">Sun Fact Sheet</text:a></text:p>
          </table:table-cell>
          <table:table-cell table:style-name="Default" table:number-columns-repeated="2"/>
          <table:table-cell table:style-name="ce61" office:value-type="string" calcext:value-type="string">
            <text:p>Ratio</text:p>
          </table:table-cell>
          <table:table-cell table:style-name="Default" table:number-columns-repeated="7"/>
        </table:table-row>
        <table:table-row table:style-name="ro2">
          <table:table-cell table:style-name="Default"/>
          <table:table-cell table:style-name="ce55" office:value-type="string" calcext:value-type="string">
            <text:p>Sun</text:p>
          </table:table-cell>
          <table:table-cell table:style-name="ce55" office:value-type="string" calcext:value-type="string">
            <text:p>Earth</text:p>
          </table:table-cell>
          <table:table-cell table:style-name="ce61" office:value-type="string" calcext:value-type="string">
            <text:p>(Sun/Earth)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Mass (10<text:span text:style-name="T1">24</text:span> kg)</text:p>
          </table:table-cell>
          <table:table-cell table:style-name="ce56" office:value-type="string" calcext:value-type="string">
            <text:p>1,988,400.</text:p>
          </table:table-cell>
          <table:table-cell table:style-name="ce56" office:value-type="string" calcext:value-type="string">
            <text:p>5.9722</text:p>
          </table:table-cell>
          <table:table-cell table:style-name="ce56" office:value-type="string" calcext:value-type="string">
            <text:p>332,900.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GM (x 10<text:span text:style-name="T1">6</text:span> km<text:span text:style-name="T1">3</text:span>/s<text:span text:style-name="T1">2</text:span>)</text:p>
          </table:table-cell>
          <table:table-cell table:style-name="ce56" office:value-type="string" calcext:value-type="string">
            <text:p>132,712.</text:p>
          </table:table-cell>
          <table:table-cell table:style-name="ce56" office:value-type="string" calcext:value-type="string">
            <text:p>0.39860</text:p>
          </table:table-cell>
          <table:table-cell table:style-name="ce56" office:value-type="string" calcext:value-type="string">
            <text:p>332,900.</text:p>
          </table:table-cell>
          <table:table-cell table:style-name="Default" table:number-columns-repeated="7"/>
        </table:table-row>
        <table:table-row table:style-name="ro1">
          <table:table-cell table:style-name="ce52" office:value-type="string" calcext:value-type="string">
            <text:p>g (m/s2)</text:p>
          </table:table-cell>
          <table:table-cell table:style-name="ce57" table:formula="of:=([.B34]*1000*1000000)/([.B37]*[.B37])" office:value-type="float" office:value="274.199202563628" calcext:value-type="float">
            <text:p>274.199202563628</text:p>
          </table:table-cell>
          <table:table-cell table:style-name="ce57" table:formula="of:=([.C34]*1000*1000000)/([.C37]*[.C37])" office:value-type="float" office:value="9.82023960251336" calcext:value-type="float">
            <text:p>9.82023960251336</text:p>
          </table:table-cell>
          <table:table-cell table:style-name="ce56"/>
          <table:table-cell table:style-name="Default" table:number-columns-repeated="7"/>
        </table:table-row>
        <table:table-row table:style-name="ro1">
          <table:table-cell office:value-type="string" calcext:value-type="string">
            <text:p>Volume (10<text:span text:style-name="T1">12</text:span> km<text:span text:style-name="T1">3</text:span>)</text:p>
          </table:table-cell>
          <table:table-cell table:style-name="ce56" office:value-type="string" calcext:value-type="string">
            <text:p>1,412,000.</text:p>
          </table:table-cell>
          <table:table-cell table:style-name="ce56" office:value-type="float" office:value="1083" calcext:value-type="float">
            <text:p>1083</text:p>
          </table:table-cell>
          <table:table-cell table:style-name="ce56" office:value-type="string" calcext:value-type="string">
            <text:p>1,304,000.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Volumetric mean radius (km)</text:p>
          </table:table-cell>
          <table:table-cell table:style-name="ce56" office:value-type="string" calcext:value-type="string">
            <text:p>695,700.</text:p>
          </table:table-cell>
          <table:table-cell table:style-name="ce56" office:value-type="string" calcext:value-type="string">
            <text:p>6371.</text:p>
          </table:table-cell>
          <table:table-cell table:style-name="ce56" office:value-type="string" calcext:value-type="string">
            <text:p>109.2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Mean density (kg/m<text:span text:style-name="T1">3</text:span>)</text:p>
          </table:table-cell>
          <table:table-cell table:style-name="ce56" office:value-type="string" calcext:value-type="string">
            <text:p>1408.</text:p>
          </table:table-cell>
          <table:table-cell table:style-name="ce56" office:value-type="string" calcext:value-type="string">
            <text:p>5514.</text:p>
          </table:table-cell>
          <table:table-cell table:style-name="ce56" office:value-type="float" office:value="255" calcext:value-type="float">
            <text:p>255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urface gravity (eq.) (m/s<text:span text:style-name="T1">2</text:span>)</text:p>
          </table:table-cell>
          <table:table-cell table:style-name="ce56" office:value-type="string" calcext:value-type="string">
            <text:p>274.0</text:p>
          </table:table-cell>
          <table:table-cell table:style-name="ce56" office:value-type="string" calcext:value-type="string">
            <text:p>9.78</text:p>
          </table:table-cell>
          <table:table-cell table:style-name="ce56" office:value-type="string" calcext:value-type="string">
            <text:p>28.0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Escape velocity (km/s)</text:p>
          </table:table-cell>
          <table:table-cell table:style-name="ce56" office:value-type="string" calcext:value-type="string">
            <text:p>617.6</text:p>
          </table:table-cell>
          <table:table-cell table:style-name="ce56" office:value-type="string" calcext:value-type="string">
            <text:p>11.19</text:p>
          </table:table-cell>
          <table:table-cell table:style-name="ce56" office:value-type="string" calcext:value-type="string">
            <text:p>55.2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Ellipticity</text:p>
          </table:table-cell>
          <table:table-cell table:style-name="ce56" office:value-type="string" calcext:value-type="string">
            <text:p>0.00005</text:p>
          </table:table-cell>
          <table:table-cell table:style-name="ce56" office:value-type="string" calcext:value-type="string">
            <text:p>0.0034</text:p>
          </table:table-cell>
          <table:table-cell table:style-name="ce56" office:value-type="float" office:value="15" calcext:value-type="float">
            <text:p>15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Moment of inertia (I/MR<text:span text:style-name="T1">2</text:span>)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string" calcext:value-type="string">
            <text:p>0.3308</text:p>
          </table:table-cell>
          <table:table-cell table:style-name="ce56" office:value-type="float" office:value="212" calcext:value-type="float">
            <text:p>212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Visual magnitude V(1,0)</text:p>
          </table:table-cell>
          <table:table-cell table:style-name="ce56" office:value-type="string" calcext:value-type="string">
            <text:p>-26.74</text:p>
          </table:table-cell>
          <table:table-cell table:style-name="ce56" office:value-type="string" calcext:value-type="string">
            <text:p>-3.86</text:p>
          </table:table-cell>
          <table:table-cell table:style-name="ce56" office:value-type="string" calcext:value-type="string">
            <text:p>- 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1" table:target-range-address="Tabelle2.A2:Tabelle2.K2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9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9P0"/>
    </number:currency-style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0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percentage-style style:name="N124">
      <number:number number:decimal-places="6" number:min-decimal-places="6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9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.00.0000</text:date>, <text:time style:data-style-name="N2" text:time-value="01:58:42.025773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1:29:40.265021520</meta:creation-date>
    <dc:date>2025-01-19T03:53:55.900317336</dc:date>
    <meta:editing-duration>PT8H9M15S</meta:editing-duration>
    <meta:editing-cycles>16</meta:editing-cycles>
    <meta:generator>LibreOffice/24.8.2.1$Linux_X86_64 LibreOffice_project/0f794b6e29741098670a3b95d60478a65d05ef13</meta:generator>
    <dc:creator>Sven Gothel</dc:creator>
    <meta:document-statistic meta:table-count="2" meta:cell-count="365" meta:object-count="0"/>
  </office:meta>
</office:document-meta>
</file>